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irtualHost no Xampp </text:h>
      <text:p text:style-name="Text_20_body"><text:span text:style-name="Strong_20_Emphasis">VirtualHost no Xampp do Windows</text:span></text:p>
      <text:p text:style-name="Text_20_body">Original em:</text:p>
      <text:p text:style-name="Text_20_body"><text:a xlink:type="simple" xlink:href="http://www.pauloacosta.com/2016/07/criando-multiplos-virtual-hosts-no-xampp/" text:style-name="Internet_20_link" text:visited-style-name="Visited_20_Internet_20_Link">http://www.pauloacosta.com/2016/07/criando-multiplos-virtual-hosts-no-xampp/</text:a></text:p>
      <text:p text:style-name="Text_20_body">Editar com o Notepad++ como Administrador o arquivo:<text:line-break/>c:\windows\system32\drivers\etc\hosts</text:p>
      <text:p text:style-name="Text_20_body">Adicione:<text:line-break/>127.0.0.1 local2.loc www.local2.loc<text:line-break/>127.0.0.1 ribafs.loc www.ribafs.loc</text:p>
      <text:p text:style-name="Text_20_body"><text:span text:style-name="Strong_20_Emphasis">Criar as pastas</text:span><text:line-break/>c:\xampp\htdocs\ribafs<text:line-break/>c:\xampp\htdocs\local2</text:p>
      <text:p text:style-name="Text_20_body"><text:span text:style-name="Strong_20_Emphasis">Editar</text:span><text:line-break/>c:\xampp\apache\conf\extra\httpd-vhosts.conf</text:p>
      <text:p text:style-name="Text_20_body">E adicionar ao final:</text:p>
      <text:p text:style-name="Text_20_body">&lt;VirtualHost *:80&gt;<text:line-break/>ServerName default<text:line-break/>DocumentRoot "C:\xampp\htdocs"<text:line-break/>ErrorLog "logs/default-error.log"<text:line-break/>CustomLog "logs/default-access.log" common<text:line-break/>&lt;Directory "C:\xampp\htdocs"&gt;<text:line-break/>DirectoryIndex index.php index.html index.htm<text:line-break/>AllowOverride All<text:line-break/>Order allow,deny<text:line-break/>Allow from all<text:line-break/>&lt;/Directory&gt;<text:line-break/>&lt;/VirtualHost&gt;<text:line-break/><text:line-break/>&lt;VirtualHost *:80&gt;<text:line-break/>ServerName local2.loc<text:line-break/>ServerAlias www.local2.loc<text:line-break/>DocumentRoot "C:\xampp\htdocs\local2"<text:line-break/>ErrorLog "logs/dominio1-error.log"<text:line-break/>CustomLog "logs/dominio1-access.log" common<text:line-break/>&lt;Directory "C:\xampp\htdocs\local2.loc"&gt;<text:line-break/>DirectoryIndex index.php index.html index.htm<text:line-break/>AllowOverride All<text:line-break/>Order allow,deny<text:line-break/>Allow from all<text:line-break/>&lt;/Directory&gt;<text:line-break/>&lt;/VirtualHost&gt;<text:line-break/><text:soft-page-break/><text:line-break/>&lt;VirtualHost *:80&gt;<text:line-break/>ServerName ribafs.loc<text:line-break/>ServerAlias www.ribafs.loc<text:line-break/>DocumentRoot "C:\xampp\htdocs\ribafs"<text:line-break/>ErrorLog "logs/ribafs-error.log"<text:line-break/>CustomLog "logs/ribafs-access.log" common<text:line-break/>&lt;Directory "C:\xampp\htdocs\ribafs"&gt;<text:line-break/>DirectoryIndex index.php index.html index.htm<text:line-break/>AllowOverride All<text:line-break/>Order allow,deny<text:line-break/>Allow from all<text:line-break/>&lt;/Directory&gt;<text:line-break/>&lt;/VirtualHost&gt; </text:p>
      <text:p text:style-name="Text_20_body">Reiniciar o Apach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name-asian="WenQuanYi Micro Hei" style:font-family-asian="'WenQuanYi Micro Hei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name-asian="WenQuanYi Micro Hei" style:font-family-asian="'WenQuanYi Micro Hei'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asian="WenQuanYi Micro Hei" style:font-family-asian="'WenQuanYi Micro Hei'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2:43:25.161589261</meta:creation-date>
    <dc:date>2018-12-19T02:43:34.793964491</dc:date>
    <meta:editing-duration>PT9S</meta:editing-duration>
    <meta:editing-cycles>1</meta:editing-cycles>
    <meta:document-statistic meta:table-count="0" meta:image-count="0" meta:object-count="0" meta:page-count="2" meta:paragraph-count="11" meta:word-count="123" meta:character-count="1456" meta:non-whitespace-character-count="1340"/>
    <meta:generator>LibreOffice/6.0.7.3$Linux_X86_64 LibreOffice_project/00m0$Build-3</meta:generator>
  </office:meta>
</office:document-meta>
</file>